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legreya"/>
    </style:style>
    <style:style style:name="P2" style:family="paragraph" style:parent-style-name="Standard">
      <style:paragraph-properties fo:margin-left="8.01mm" fo:margin-right="0mm" fo:margin-top="0.49mm" fo:margin-bottom="0.49mm" loext:contextual-spacing="false" fo:line-height="110%" fo:text-indent="-8.01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3" style:family="paragraph" style:parent-style-name="Standard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>
        <style:tab-stops/>
      </style:paragraph-properties>
      <style:text-properties style:font-name="Alegreya1" fo:font-size="11pt" fo:font-weight="normal" officeooo:rsid="0014aa4a" officeooo:paragraph-rsid="0014aa4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style:font-size-asian="11pt" style:font-size-complex="11pt"/>
    </style:style>
    <style:style style:name="P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4df1e" style:font-size-asian="11pt" style:font-size-complex="11pt"/>
    </style:style>
    <style:style style:name="P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6a820" style:font-size-asian="11pt" style:font-size-complex="11pt"/>
    </style:style>
    <style:style style:name="P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70157" style:font-size-asian="11pt" style:font-size-complex="11pt"/>
    </style:style>
    <style:style style:name="P9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18942e" style:font-size-asian="11pt" style:font-size-complex="11pt"/>
    </style:style>
    <style:style style:name="P10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71ece" style:font-size-asian="11pt" style:font-size-complex="11pt"/>
    </style:style>
    <style:style style:name="P1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24df1e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24df1e" officeooo:paragraph-rsid="00270157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officeooo:paragraph-rsid="00270157"/>
    </style:style>
    <style:style style:name="P14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officeooo:paragraph-rsid="001d000b"/>
    </style:style>
    <style:style style:name="P1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style:font-size-asian="11pt" style:font-size-complex="11pt"/>
    </style:style>
    <style:style style:name="P1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4df1e" style:font-size-asian="11pt" style:font-size-complex="11pt"/>
    </style:style>
    <style:style style:name="P1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6a820" style:font-size-asian="11pt" style:font-size-complex="11pt"/>
    </style:style>
    <style:style style:name="P19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71ece" style:font-size-asian="11pt" style:font-size-complex="11pt"/>
    </style:style>
    <style:style style:name="P20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0b2ef" style:font-size-asian="11pt" style:font-size-complex="11pt"/>
    </style:style>
    <style:style style:name="P2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1e0c66" style:font-size-asian="11pt" style:font-size-complex="11pt"/>
    </style:style>
    <style:style style:name="P22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1ec0e0" style:font-size-asian="11pt" style:font-size-complex="11pt"/>
    </style:style>
    <style:style style:name="P23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71ec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6a820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officeooo:paragraph-rsid="00270157"/>
    </style:style>
    <style:style style:name="P27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24df1e" style:font-size-asian="11pt" style:font-size-complex="11pt"/>
    </style:style>
    <style:style style:name="P28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14aa4a" style:font-size-asian="11pt" style:font-size-complex="11pt"/>
    </style:style>
    <style:style style:name="P29" style:family="paragraph" style:parent-style-name="Standard">
      <style:paragraph-properties fo:margin-left="0mm" fo:margin-right="0mm" fo:margin-top="1.5mm" fo:margin-bottom="1.5mm" loext:contextual-spacing="false" fo:line-height="120%" fo:text-indent="0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30" style:family="paragraph" style:parent-style-name="Horizontal_20_Line">
      <style:text-properties style:font-name="Alegreya1" fo:font-size="11pt" style:font-size-asian="11pt" style:font-size-complex="11pt"/>
    </style:style>
    <style:style style:name="P3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1d000b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master-page-name="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 style:page-number="auto">
        <style:tab-stops/>
      </style:paragraph-properties>
      <style:text-properties style:font-name="Alegreya1" fo:font-size="13pt" fo:font-weight="bold" officeooo:rsid="001209cc" officeooo:paragraph-rsid="001209cc" style:font-size-asian="13pt" style:font-weight-asian="bold" style:font-size-complex="13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24df1e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6a820" style:font-style-asian="italic" style:font-weight-asian="bold" style:font-style-complex="italic" style:font-weight-complex="bold"/>
    </style:style>
    <style:style style:name="T5" style:family="text">
      <style:text-properties officeooo:rsid="0014aa4a"/>
    </style:style>
    <style:style style:name="T6" style:family="text">
      <style:text-properties officeooo:rsid="00198b3f"/>
    </style:style>
    <style:style style:name="T7" style:family="text">
      <style:text-properties officeooo:rsid="001d000b"/>
    </style:style>
    <style:style style:name="T8" style:family="text">
      <style:text-properties officeooo:rsid="0020b2ef"/>
    </style:style>
    <style:style style:name="T9" style:family="text">
      <style:text-properties officeooo:rsid="0024df1e"/>
    </style:style>
    <style:style style:name="T10" style:family="text">
      <style:text-properties style:font-name="Alegreya"/>
    </style:style>
    <style:style style:name="T11" style:family="text">
      <style:text-properties style:font-name="Alegreya" fo:font-size="11pt" style:font-size-asian="11pt" style:font-size-complex="11pt"/>
    </style:style>
    <style:style style:name="T12" style:family="text">
      <style:text-properties style:font-name="Alegreya" fo:font-size="11pt" officeooo:rsid="0020a818" style:font-size-asian="11pt" style:font-size-complex="11pt"/>
    </style:style>
    <style:style style:name="T13" style:family="text">
      <style:text-properties style:font-name="Alegreya" fo:font-size="11pt" fo:font-style="normal" officeooo:rsid="001d000b" style:font-size-asian="11pt" style:font-style-asian="normal" style:font-size-complex="11pt" style:font-style-complex="normal"/>
    </style:style>
    <style:style style:name="T14" style:family="text">
      <style:text-properties style:font-name="Alegreya" fo:font-size="11pt" fo:font-style="italic" style:font-size-asian="11pt" style:font-size-complex="11pt"/>
    </style:style>
    <style:style style:name="T15" style:family="text">
      <style:text-properties style:font-name="Alegreya" fo:font-style="italic"/>
    </style:style>
    <style:style style:name="T16" style:family="text">
      <style:text-properties style:font-name="Alegreya" fo:font-style="italic" officeooo:rsid="001b86ae"/>
    </style:style>
    <style:style style:name="T17" style:family="text">
      <style:text-properties style:font-name="Alegreya" fo:font-style="italic" officeooo:rsid="001d000b"/>
    </style:style>
    <style:style style:name="T18" style:family="text">
      <style:text-properties style:font-name="Alegreya" fo:font-style="italic" style:font-style-asian="italic" style:font-style-complex="italic"/>
    </style:style>
    <style:style style:name="T19" style:family="text">
      <style:text-properties style:font-name="Alegreya" officeooo:rsid="00271ece"/>
    </style:style>
    <style:style style:name="T20" style:family="text">
      <style:text-properties style:font-name="Alegreya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Alegreya" fo:font-style="normal" fo:font-weight="normal" officeooo:rsid="001d000b" style:font-style-asian="normal" style:font-weight-asian="normal" style:font-style-complex="normal" style:font-weight-complex="normal"/>
    </style:style>
    <style:style style:name="T22" style:family="text">
      <style:text-properties style:font-name="Alegreya" fo:font-style="normal" fo:font-weight="normal" officeooo:rsid="0018942e" style:font-name-asian="Alegreya1" style:font-style-asian="normal" style:font-weight-asian="normal" style:font-name-complex="Alegreya1" style:font-style-complex="normal" style:font-weight-complex="normal"/>
    </style:style>
    <style:style style:name="T23" style:family="text">
      <style:text-properties style:font-name="Alegreya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Alegreya" fo:font-weight="normal" style:font-weight-asian="normal" style:font-weight-complex="normal"/>
    </style:style>
    <style:style style:name="T25" style:family="text">
      <style:text-properties style:font-name="Alegreya" officeooo:rsid="001e0c66"/>
    </style:style>
    <style:style style:name="T26" style:family="text">
      <style:text-properties style:font-name="Alegreya" officeooo:rsid="001ec0e0"/>
    </style:style>
    <style:style style:name="T27" style:family="text">
      <style:text-properties style:font-name="Alegreya" officeooo:rsid="0024df1e"/>
    </style:style>
    <style:style style:name="T28" style:family="text">
      <style:text-properties style:font-name="Alegreya" officeooo:rsid="001d000b"/>
    </style:style>
    <style:style style:name="T29" style:family="text">
      <style:text-properties style:font-name="Alegreya" officeooo:rsid="0020a818"/>
    </style:style>
    <style:style style:name="T30" style:family="text">
      <style:text-properties style:font-name="Alegreya" officeooo:rsid="001b86ae"/>
    </style:style>
    <style:style style:name="T31" style:family="text">
      <style:text-properties style:font-name="Alegreya" officeooo:rsid="00198b3f"/>
    </style:style>
    <style:style style:name="T32" style:family="text">
      <style:text-properties style:font-name="Alegreya" officeooo:rsid="0020b2ef"/>
    </style:style>
    <style:style style:name="T33" style:family="text">
      <style:text-properties style:font-name="Alegreya" fo:letter-spacing="-0.07mm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270157" style:font-size-asian="11pt" style:font-size-complex="11pt"/>
    </style:style>
    <style:style style:name="T36" style:family="text">
      <style:text-properties fo:font-size="11pt" fo:font-style="italic" style:font-size-asian="11pt" style:font-size-complex="11pt"/>
    </style:style>
    <style:style style:name="T37" style:family="text">
      <style:text-properties officeooo:rsid="002701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ecommended Readings in Stylometry</text:p>
      <text:p text:style-name="P3">v 0.<text:span text:style-name="T9">3</text:span>, April<text:span text:style-name="T6"> 12,</text:span> 2017</text:p>
      <text:p text:style-name="P29"/>
      <text:p text:style-name="P27">The following list of recommended readings in Stylometry contains <text:span text:style-name="T9">four</text:span> types of entries: papers that have proven to be milestones in the history of stylometry; survey papers, <text:span text:style-name="T9">overviews and introductions</text:span> that help newcomers get a grip of the history and structure of the field; <text:span text:style-name="T9">important papers on more specific</text:span> <text:span text:style-name="T9">methodological aspects; and </text:span>applications of stylometry to problems of authorship or other issues that demonstrate best practices or showcase the usefulness of stylometry in various areas. </text:p>
      <text:p text:style-name="P28">This list is being published by the <text:span text:style-name="T5">'</text:span>Stylometry Group<text:span text:style-name="T5">' at </text:span><text:a xlink:type="simple" xlink:href="https://github.com/christofs/stylometry-bibliography" text:style-name="Internet_20_link" text:visited-style-name="Visited_20_Internet_20_Link"><text:span text:style-name="T5">https://github.com/christofs/stylometry-bibliography</text:span></text:a>. See also <text:span text:style-name="T5">our</text:span> online<text:span text:style-name="T5">, sortable, searchable, machine-readable, and evolving</text:span> <text:span text:style-name="T2">Stylometry Bibliography</text:span> on Zotero<text:span text:style-name="T5">: </text:span><text:a xlink:type="simple" xlink:href="https://www.zotero.org/groups/stylometry_bibliography/items" text:style-name="Internet_20_link" text:visited-style-name="Visited_20_Internet_20_Link">https://www.zotero.org/groups/stylometry_bibliography/items</text:a>. Contact: Christof Schöch, c.schoech@gmail.com. </text:p>
      <text:p text:style-name="P2"/>
      <text:p text:style-name="P30"/>
      <text:p text:style-name="P4"/>
      <text:p text:style-name="P4">Milestones in the history of stylometry</text:p>
      <text:p text:style-name="P15"><text:span text:style-name="T20">Lutosławski, Wincenty. “Chapter III: The Style of Plato.” In </text:span><text:span text:style-name="T23">The Origin and Growth of Plato’s Logic: With an Account of Plato’s Style and of the Chronology of His Writings</text:span><text:span text:style-name="T20">, 64–193. London: Longmans, Green and Company, 1897. </text:span><text:a xlink:type="simple" xlink:href="https://archive.org/details/originandgrowth00lutogoog" text:style-name="Internet_20_link" text:visited-style-name="Visited_20_Internet_20_Link"><text:span text:style-name="T20">https://archive.org/details/originandgrowth00lutogoog</text:span></text:a><text:span text:style-name="T20">. </text:span></text:p>
      <text:p text:style-name="P15"><text:span text:style-name="T20">Mosteller, Frederick, and David L. Wallace. “Inference in an Authorship Problem.” </text:span><text:span text:style-name="T24">Journal of the American Statistical Association</text:span><text:span text:style-name="T20"> 58, no. 302 (1963): 275–309. </text:span><text:a xlink:type="simple" xlink:href="http://www.jstor.org/stable/2283270" text:style-name="Internet_20_link" text:visited-style-name="Visited_20_Internet_20_Link"><text:span text:style-name="T20">http://www.jstor.org/stable/2283270</text:span></text:a><text:span text:style-name="T20">.</text:span></text:p>
      <text:p text:style-name="P15"><text:span text:style-name="T20">Burrows, John. “</text:span><text:span text:style-name="T22">‘</text:span><text:span text:style-name="T20">Delta’: A Measure of Stylistic Difference and a Guide to Likely Authorship.” </text:span><text:span text:style-name="T23">Literary and Linguistic Computing</text:span><text:span text:style-name="T20"> 17, no. 3 (2002): 267–87.</text:span><text:span text:style-name="T21"> </text:span><text:a xlink:type="simple" xlink:href="https://doi.org/10.1093/llc/17.3.267" text:style-name="Internet_20_link" text:visited-style-name="Visited_20_Internet_20_Link"><text:span text:style-name="T21">https://doi.org/10.1093/llc/17.3.267</text:span></text:a><text:span text:style-name="T21">. </text:span></text:p>
      <text:p text:style-name="P31"/>
      <text:p text:style-name="P4">Survey papers and introductions</text:p>
      <text:p text:style-name="P6">Chaski, Carole E. “Who Wrote It?: Steps Toward a Science of Authorship Identification.” <text:span text:style-name="T1">National Institute of Justice Journal</text:span>, no. 233 (1997): 15–24.<text:span text:style-name="T8"> https://www.ncjrs.gov/App/publications/abstract.aspx?ID=184604. </text:span></text:p>
      <text:p text:style-name="P17"><text:span text:style-name="T10">Craig, Hugh. “Stylistic Analysis and Authorship Studies.” In </text:span><text:span text:style-name="T15">A Companion to Digital Humanities</text:span><text:span text:style-name="T10">, edited by Susan Schreibman, Ray Siemens, and John Unsworth, 273–88. Oxford: Blackwell, 2004.</text:span><text:span text:style-name="T25"> </text:span><text:a xlink:type="simple" xlink:href="http://www.digitalhumanities.org/companion/" text:style-name="Internet_20_link" text:visited-style-name="Visited_20_Internet_20_Link"><text:span text:style-name="T25">http://www.digitalhumanities.org/companion/</text:span></text:a><text:span text:style-name="T25">.</text:span></text:p>
      <text:p text:style-name="P17"><text:span text:style-name="T10">Delcourt, Christian. “Stylometry.” </text:span><text:span text:style-name="T15">Revue </text:span><text:span text:style-name="T16">b</text:span><text:span text:style-name="T15">elge de </text:span><text:span text:style-name="T16">p</text:span><text:span text:style-name="T15">hilologie et </text:span><text:span text:style-name="T16">d</text:span><text:span text:style-name="T15">’histoire. Belgisch </text:span><text:span text:style-name="T16">t</text:span><text:span text:style-name="T15">ijdschrift </text:span><text:span text:style-name="T16">v</text:span><text:span text:style-name="T15">oor </text:span><text:span text:style-name="T16">p</text:span><text:span text:style-name="T15">hilologie </text:span><text:span text:style-name="T16">e</text:span><text:span text:style-name="T15">n </text:span><text:span text:style-name="T16">g</text:span><text:span text:style-name="T15">eschiedenis</text:span><text:span text:style-name="T10"> 80, no. 3 (2002): 979–1002.</text:span><text:span text:style-name="T25"> </text:span><text:a xlink:type="simple" xlink:href="http://www.persee.fr/doc/rbph_0035-0818_2002_num_80_3_4651?q=stylometry%20delcourt" text:style-name="Internet_20_link" text:visited-style-name="Visited_20_Internet_20_Link"><text:span text:style-name="T25">http://www.persee.fr/doc/rbph_0035-0818_2002_num_80_3_4651?q=stylometry%20delcourt</text:span></text:a><text:span text:style-name="T25">.</text:span></text:p>
      <text:p text:style-name="P17"><text:soft-page-break/><text:span text:style-name="T10">Stamatatos, Efstathios. “A Survey of Modern Authorship Attribution Methods.” </text:span><text:span text:style-name="T15">Journal of the Association for Information Science and Technology</text:span><text:span text:style-name="T10"> 60, no. 3 (2009): 538–556. </text:span><text:a xlink:type="simple" xlink:href="https://doi.org/10.1002/asi.v60:3" text:style-name="Internet_20_link" text:visited-style-name="Visited_20_Internet_20_Link"><text:span text:style-name="T26">https://doi.org/</text:span></text:a><text:a xlink:type="simple" xlink:href="https://doi.org/10.1002/asi.v60:3" text:style-name="Internet_20_link" text:visited-style-name="Visited_20_Internet_20_Link"><text:span text:style-name="T10">10.1002/asi.v60:3</text:span></text:a><text:span text:style-name="T10">.</text:span></text:p>
      <text:p text:style-name="P17"><text:span text:style-name="T10">Holmes, David I. “Authorship Attribution.” </text:span><text:span text:style-name="T15">Computers and the Humanities</text:span><text:span text:style-name="T10"> 28, no. 2 (1994): 87–106.</text:span><text:span text:style-name="T26"> </text:span><text:a xlink:type="simple" xlink:href="https://www.jstor.org/stable/30200315" text:style-name="Internet_20_link" text:visited-style-name="Visited_20_Internet_20_Link"><text:span text:style-name="T26">https://www.jstor.org/stable/30200315</text:span></text:a><text:span text:style-name="T26">. </text:span></text:p>
      <text:p text:style-name="P17"><text:span text:style-name="T10">Holmes, David I. “The Evolution of Stylometry in Humanities Scholarship.” </text:span><text:span text:style-name="T15">Literary and Linguistic Computing</text:span><text:span text:style-name="T10"> 13, no. 3 (1998): 111–17. </text:span><text:a xlink:type="simple" xlink:href="https://doi.org/10.1093/llc/13.3.111" text:style-name="Internet_20_link" text:visited-style-name="Visited_20_Internet_20_Link"><text:span text:style-name="T27">https://doi.org/</text:span></text:a><text:a xlink:type="simple" xlink:href="https://doi.org/10.1093/llc/13.3.111" text:style-name="Internet_20_link" text:visited-style-name="Visited_20_Internet_20_Link"><text:span text:style-name="T10">10.1093/llc/13.3.111</text:span></text:a><text:span text:style-name="T10">.</text:span></text:p>
      <text:p text:style-name="P17"><text:span text:style-name="T10">Hoover, David L. “Quantitative Analysis and Literary Studies.” In </text:span><text:span text:style-name="T15">A Companion to Digital Literary Studies</text:span><text:span text:style-name="T10">, 517–33. Oxford: Blackwell, 2008. </text:span><text:a xlink:type="simple" xlink:href="http://www.digitalhumanities.org/companionDLS/" text:style-name="Internet_20_link" text:visited-style-name="Visited_20_Internet_20_Link"><text:span text:style-name="T25">http://www.digitalhumanities.org/companionDLS/</text:span></text:a><text:span text:style-name="T10">.</text:span></text:p>
      <text:p text:style-name="P17"><text:span text:style-name="T10">Rudman, Joseph. “The State of Authorship Attribution Studies: Some Problems and Solutions.” </text:span><text:span text:style-name="T15">Computers and the Humanities</text:span><text:span text:style-name="T10"> 31, no. 4 (1998): 351–65.</text:span><text:span text:style-name="T26"> <text:s/></text:span><text:a xlink:type="simple" xlink:href="http://www.jstor.org/stable/30200436" text:style-name="Internet_20_link" text:visited-style-name="Visited_20_Internet_20_Link"><text:span text:style-name="T26">http://www.jstor.org/stable/30200436</text:span></text:a><text:span text:style-name="T26">. <text:s/></text:span></text:p>
      <text:p text:style-name="P17"><text:span text:style-name="T10">Juola, Patrick. “Authorship Attribution.” </text:span><text:span text:style-name="T15">Foundations and Trends in Information Retrieval</text:span><text:span text:style-name="T10"> 1, no. 3 (2006): 233–334.</text:span><text:span text:style-name="T26"> </text:span><text:a xlink:type="simple" xlink:href="http://www.mathcs.duq.edu/~juola/papers.d/fnt-aa.pdf" text:style-name="Internet_20_link" text:visited-style-name="Visited_20_Internet_20_Link"><text:span text:style-name="T26">http://www.mathcs.duq.edu/~juola/papers.d/fnt-aa.pdf</text:span></text:a><text:span text:style-name="T26">. <text:s text:c="2"/></text:span></text:p>
      <text:p text:style-name="P18"><text:span text:style-name="T10">Koppel, Moshe, Jonathan Schler, and Shlomo Argamon. “Computational Methods in Authorship Attribution.” </text:span><text:span text:style-name="T15">Journal of the American Society for Information Science and Technology</text:span><text:span text:style-name="T10"> 60, no. 1 (2008): 9–26. </text:span><text:a xlink:type="simple" xlink:href="http://onlinelibrary.wiley.com/doi/10.1002/asi.20961/full" text:style-name="Internet_20_link" text:visited-style-name="Visited_20_Internet_20_Link"><text:span text:style-name="T10">http://onlinelibrary.wiley.com/doi/10.1002/asi.20961/full</text:span></text:a><text:span text:style-name="T10">.</text:span></text:p>
      <text:p text:style-name="P7">Love, Harold. <text:span text:style-name="T1">Attributing Authorship : An Introduction</text:span>. Cambridge: Cambridge University Press, 2002.</text:p>
      <text:p text:style-name="P18"><text:span text:style-name="T10">Milic, Louis T. “Progress in Stylistics: Theory, Statistics, Computers.” </text:span><text:span text:style-name="T15">Computers and the Humanities</text:span><text:span text:style-name="T10"> 25, no. 6 (1991): 393–400.</text:span><text:span text:style-name="T26"> </text:span><text:a xlink:type="simple" xlink:href="https://www.jstor.org/stable/30208122" text:style-name="Internet_20_link" text:visited-style-name="Visited_20_Internet_20_Link"><text:span text:style-name="T26">https://www.jstor.org/stable/30208122</text:span></text:a><text:span text:style-name="T26">.</text:span></text:p>
      <text:p text:style-name="P13">Stamou, Constantina. “Stylochronometry: Stylistic Development, Sequence of Composition, and Relative Dating.” <text:span text:style-name="T1">Literary and Linguistic Computing</text:span> 23, no. 2 (2008): 181–99. <text:a xlink:type="simple" xlink:href="https://doi.org/10.1093/llc/fqm029" text:style-name="Internet_20_link" text:visited-style-name="Visited_20_Internet_20_Link"><text:span text:style-name="T37">https://</text:span></text:a><text:a xlink:type="simple" xlink:href="https://doi.org/10.1093/llc/fqm029" text:style-name="Internet_20_link" text:visited-style-name="Visited_20_Internet_20_Link">doi.</text:a><text:a xlink:type="simple" xlink:href="https://doi.org/10.1093/llc/fqm029" text:style-name="Internet_20_link" text:visited-style-name="Visited_20_Internet_20_Link"><text:span text:style-name="T37">org/</text:span></text:a><text:a xlink:type="simple" xlink:href="https://doi.org/10.1093/llc/fqm029" text:style-name="Internet_20_link" text:visited-style-name="Visited_20_Internet_20_Link">10.1093/llc/fqm029</text:a>. </text:p>
      <text:p text:style-name="P8"/>
      <text:p text:style-name="P4">Papers on specific methodological aspects</text:p>
      <text:p text:style-name="P17"><text:span text:style-name="T10">Argamon, Shlomo. “Interpreting Burrows’ Delta: Geometric and Probabilistic Foundations.” </text:span><text:span text:style-name="T15">Literary and Linguistic Computing</text:span><text:span text:style-name="T10"> 23, no. 2 (2008): 131–47.</text:span><text:span text:style-name="T28"> </text:span><text:a xlink:type="simple" xlink:href="https://doi.org/10.1093/llc/fqn003" text:style-name="Internet_20_link" text:visited-style-name="Visited_20_Internet_20_Link"><text:span text:style-name="T28">https://doi.org/10.1093/llc/fqn003</text:span></text:a><text:span text:style-name="T28">. </text:span></text:p>
      <text:p text:style-name="P23"><text:span text:style-name="T10">Baayen, H., H. van Halteren, and F. Tweedie. “Outside the Cave of Shadows: Using Syntactic Annotation to Enhance Authorship Attribution.” </text:span><text:span text:style-name="T15">Literary and Linguistic Computing</text:span><text:span text:style-name="T10"> 11, no. 3 (1996): 121–32. </text:span><text:a xlink:type="simple" xlink:href="https://doi.org/10.1093/llc/11.3.121" text:style-name="Internet_20_link" text:visited-style-name="Visited_20_Internet_20_Link"><text:span text:style-name="T19">https://</text:span></text:a><text:a xlink:type="simple" xlink:href="https://doi.org/10.1093/llc/11.3.121" text:style-name="Internet_20_link" text:visited-style-name="Visited_20_Internet_20_Link"><text:span text:style-name="T10">doi.</text:span></text:a><text:a xlink:type="simple" xlink:href="https://doi.org/10.1093/llc/11.3.121" text:style-name="Internet_20_link" text:visited-style-name="Visited_20_Internet_20_Link"><text:span text:style-name="T19">org/</text:span></text:a><text:a xlink:type="simple" xlink:href="https://doi.org/10.1093/llc/11.3.121" text:style-name="Internet_20_link" text:visited-style-name="Visited_20_Internet_20_Link"><text:span text:style-name="T10">10.1093/llc/11.3.121</text:span></text:a><text:span text:style-name="T10">. </text:span></text:p>
      <text:p text:style-name="P23"><text:span text:style-name="T10">Biber, Douglas. “The Multi-Dimensional Approach to Linguistic Analyses of Genre Variation: An Overview of Methodology and Findings.” </text:span><text:span text:style-name="T15">Computers and the Humanities</text:span><text:span text:style-name="T10"> 26, no. 5–6 (1993): 331–45.</text:span><text:span text:style-name="T28"> </text:span><text:a xlink:type="simple" xlink:href="http://www.jstor.org/stable/30204629" text:style-name="Internet_20_link" text:visited-style-name="Visited_20_Internet_20_Link"><text:span text:style-name="T28">http://www.jstor.org/stable/30204629</text:span></text:a><text:span text:style-name="T28">.</text:span></text:p>
      <text:p text:style-name="P24"><text:span text:style-name="T28">Brunet, Étienne. “Peut-on mesurer la distance entre deux textes ?” </text:span><text:span text:style-name="T17">Corpus</text:span><text:span text:style-name="T28">, no. 2 (2003). </text:span><text:a xlink:type="simple" xlink:href="http://corpus.revues.org/30" text:style-name="Internet_20_link" text:visited-style-name="Visited_20_Internet_20_Link"><text:span text:style-name="T28">http://corpus.revues.org/30</text:span></text:a><text:span text:style-name="T28">. <text:s/></text:span></text:p>
      <text:p text:style-name="P24"><text:span text:style-name="T10">Eder, Maciej. “Visualization in Stylometry: Cluster Analysis Using Networks.” </text:span><text:span text:style-name="T15">Digital Scholarship in the Humanities</text:span><text:span text:style-name="T10"> 32, no. 1 (2017): 50–64. </text:span><text:a xlink:type="simple" xlink:href="https://doi.org/10.1093/llc/fqv061" text:style-name="Internet_20_link" text:visited-style-name="Visited_20_Internet_20_Link"><text:span text:style-name="T19">https://</text:span></text:a><text:a xlink:type="simple" xlink:href="https://doi.org/10.1093/llc/fqv061" text:style-name="Internet_20_link" text:visited-style-name="Visited_20_Internet_20_Link"><text:span text:style-name="T10">doi.</text:span></text:a><text:a xlink:type="simple" xlink:href="https://doi.org/10.1093/llc/fqv061" text:style-name="Internet_20_link" text:visited-style-name="Visited_20_Internet_20_Link"><text:span text:style-name="T19">org/</text:span></text:a><text:a xlink:type="simple" xlink:href="https://doi.org/10.1093/llc/fqv061" text:style-name="Internet_20_link" text:visited-style-name="Visited_20_Internet_20_Link"><text:span text:style-name="T10">10.1093/llc/fqv061</text:span></text:a><text:span text:style-name="T10">. </text:span></text:p>
      <text:p text:style-name="P24"><text:span text:style-name="T10">Grieve, Jack W. “Quantitative Authorship Attribution: An Evaluation of Techniques.” </text:span><text:span text:style-name="T15">Literary </text:span><text:span text:style-name="T16">a</text:span><text:span text:style-name="T15">nd Linguistic Computing</text:span><text:span text:style-name="T10"> 22, no. 3 (July 2007): 251–270.</text:span><text:span text:style-name="T25"> </text:span><text:a xlink:type="simple" xlink:href="https://doi.org/10.1093/llc/fqm020" text:style-name="Internet_20_link" text:visited-style-name="Visited_20_Internet_20_Link"><text:span text:style-name="T25">https://doi.org/10.1093/llc/fqm020</text:span></text:a><text:span text:style-name="T25">. </text:span></text:p>
      <text:p text:style-name="P17"><text:soft-page-break/><text:span text:style-name="T10">Rybicki, Jan, and Maciej Eder. “Deeper Delta across Genres and Languages: Do We Really Need the Most Frequent Words?” </text:span><text:span text:style-name="T15">Literary and Linguistic Computing</text:span><text:span text:style-name="T10"> 26, no. 3 (2011): 315–21. </text:span><text:a xlink:type="simple" xlink:href="https://doi.org/10.1093/llc/fqr031" text:style-name="Internet_20_link" text:visited-style-name="Visited_20_Internet_20_Link"><text:span text:style-name="T26">https://doi.org/</text:span></text:a><text:a xlink:type="simple" xlink:href="https://doi.org/10.1093/llc/fqr031" text:style-name="Internet_20_link" text:visited-style-name="Visited_20_Internet_20_Link"><text:span text:style-name="T10">10.1093/llc/fqr031</text:span></text:a><text:span text:style-name="T10">.</text:span></text:p>
      <text:p text:style-name="P17"><text:span text:style-name="T10">Smith, Peter W. H., and W. Aldridge. “Improving Authorship Attribution: Optimizing Burrows’ Delta Method.” </text:span><text:span text:style-name="T15">Journal of Quantitative Linguistics</text:span><text:span text:style-name="T10"> 18, no. 1 (2011): 63–88. </text:span><text:a xlink:type="simple" xlink:href="https://doi.org/10.1080/09296174.2011.533591" text:style-name="Internet_20_link" text:visited-style-name="Visited_20_Internet_20_Link"><text:span text:style-name="T26">https://doi.org/</text:span></text:a><text:a xlink:type="simple" xlink:href="https://doi.org/10.1080/09296174.2011.533591" text:style-name="Internet_20_link" text:visited-style-name="Visited_20_Internet_20_Link"><text:span text:style-name="T10">10.1080/09296174.2011.533591</text:span></text:a><text:span text:style-name="T10">.</text:span></text:p>
      <text:p text:style-name="P17"><text:span text:style-name="T10">Stamatatos, Efstathios, N. Fakotakis, and G. Kokkinakis. “Automatic Text Categorization in Terms of Genre and Author.” </text:span><text:span text:style-name="T15">Computational Linguistics</text:span><text:span text:style-name="T10"> 26, no. 4 (2000): 471–95.</text:span><text:span text:style-name="T26"> </text:span><text:a xlink:type="simple" xlink:href="http://dl.acm.org/citation.cfm?id=971883" text:style-name="Internet_20_link" text:visited-style-name="Visited_20_Internet_20_Link"><text:span text:style-name="T26">http://dl.acm.org/citation.cfm?id=971883</text:span></text:a><text:span text:style-name="T26">. </text:span></text:p>
      <text:p text:style-name="P24"><text:span text:style-name="T10">Stamatatos, Efstathios. “On the Robustness of Authorship Attribution Based on Character N-Gram Features.” </text:span><text:span text:style-name="T15">Journal of Law and Policy</text:span><text:span text:style-name="T10"> 11, no. 2 (2013): 420–440.</text:span><text:span text:style-name="T29"> </text:span><text:a xlink:type="simple" xlink:href="http://brooklynworks.brooklaw.edu/jlp/vol21/iss2/7" text:style-name="Internet_20_link" text:visited-style-name="Visited_20_Internet_20_Link"><text:span text:style-name="T29">http://brooklynworks.brooklaw.edu/jlp/vol21/iss2/7</text:span></text:a><text:span text:style-name="T29">. </text:span></text:p>
      <text:p text:style-name="P24"><text:span text:style-name="T10">Binongo, Jose Nilo G., and M.W.A. Smith. “The Application of Principal Component Analysis to Stylometry.” </text:span><text:span text:style-name="T15">Literary and Linguistic Computing</text:span><text:span text:style-name="T10"> 14, no. 4 (1999): 445–65.</text:span><text:span text:style-name="T28"> </text:span><text:a xlink:type="simple" xlink:href="https://doi.org/10.1093/llc/14.4.445" text:style-name="Internet_20_link" text:visited-style-name="Visited_20_Internet_20_Link"><text:span text:style-name="T28">https://doi.org/10.1093/llc/14.4.445</text:span></text:a><text:span text:style-name="T28">. <text:s/></text:span></text:p>
      <text:p text:style-name="P11">Eder, Maciej. “Computational Stylistics and Biblical Translation: How Reliable Can a Dendrogram Be?” In <text:span text:style-name="T1">The Translator and the Computer</text:span>, edited by Tadeusz Piotrowski and Łukasz Grabowski, 155–70. Wrocław: WSF Press, 2012.</text:p>
      <text:p text:style-name="P24"><text:span text:style-name="T10">Herrmann, J. Berenike, Christof Schöch, and Karina van Dalen-Oskam. “Revisiting Style, a Key Concept in Literary Studies.” </text:span><text:span text:style-name="T15">Journal of Literary Theory</text:span><text:span text:style-name="T10"> 9, no. 1 (2015): 25–52. </text:span><text:a xlink:type="simple" xlink:href="https://zenodo.org/record/50893" text:style-name="Internet_20_link" text:visited-style-name="Visited_20_Internet_20_Link"><text:span text:style-name="T30">https://zenodo.org/record/50893</text:span></text:a><text:span text:style-name="T10">. </text:span></text:p>
      <text:p text:style-name="P17"><text:span text:style-name="T10">Kestemont, Mike. “Function Words in Authorship Attribution. From Black Magic to Theory?” In </text:span><text:span text:style-name="T15">Proceedings of the 3rd Workshop on Computational Linguistics for Literature (CLFL)</text:span><text:span text:style-name="T10">, 59–66. Gothenburg, Sweden: Association for Computational Linguistics, 2014. </text:span><text:a xlink:type="simple" xlink:href="http://aclweb.org/anthology/W/W14/W14-0908.pdf" text:style-name="Internet_20_link" text:visited-style-name="Visited_20_Internet_20_Link"><text:span text:style-name="T10">http://aclweb.org/anthology/W/W14/W14-0908.pdf</text:span></text:a><text:span text:style-name="T10">. </text:span></text:p>
      <text:p text:style-name="P24"><text:span text:style-name="T10">Kestemont, Mike, Kim Luyckx, Walter Daelemans, and Thomas Crombez. “Cross-Genre Authorship Verification Using Unmasking.” </text:span><text:span text:style-name="T15">English Studies</text:span><text:span text:style-name="T10"> 93, no. 3 (2012): 340–56. </text:span><text:a xlink:type="simple" xlink:href="https://doi.org/10.1080/0013838X.2012.668793" text:style-name="Internet_20_link" text:visited-style-name="Visited_20_Internet_20_Link"><text:span text:style-name="T26">https://doi.org/</text:span></text:a><text:a xlink:type="simple" xlink:href="https://doi.org/10.1080/0013838X.2012.668793" text:style-name="Internet_20_link" text:visited-style-name="Visited_20_Internet_20_Link"><text:span text:style-name="T10">10.1080/0013838X.2012.668793</text:span></text:a><text:span text:style-name="T10">.</text:span></text:p>
      <text:p text:style-name="P25"><text:span text:style-name="T10">Kjell, Bradley. “Authorship Determination Using Letter Pair Frequency Features with Neural Network Classifiers.” </text:span><text:span text:style-name="T15">Literary and Linguistic Computing</text:span><text:span text:style-name="T10"> 9, no. 2 (1994): 119–24.</text:span><text:span text:style-name="T26"> </text:span><text:a xlink:type="simple" xlink:href="https://doi.org/10.1093/llc/9.2.119" text:style-name="Internet_20_link" text:visited-style-name="Visited_20_Internet_20_Link"><text:span text:style-name="T26">https://doi.org/10.1093/llc/9.2.119</text:span></text:a><text:span text:style-name="T26">.</text:span></text:p>
      <text:p text:style-name="P13"><text:span text:style-name="T34">Hirst, Graeme, and Ol’ga Feiguina. “Bigrams of Syntactic Labels for Authorship Discrimination of Short Texts.” </text:span><text:span text:style-name="T36">Literary and Linguistic Computing</text:span><text:span text:style-name="T34"> 22, no. 4 (2007): 405–17. </text:span><text:a xlink:type="simple" xlink:href="https://doi.org/10.1093/llc/fqm023" text:style-name="Internet_20_link" text:visited-style-name="Visited_20_Internet_20_Link"><text:span text:style-name="T35">https://doi.org/10.1093/llc/fqm023</text:span></text:a><text:span text:style-name="T35">. </text:span></text:p>
      <text:p text:style-name="P12">Rybicki, Jan, David Hoover, and Mike Kestemont. “Collaborative Authorship: Conrad, Ford and Rolling Delta.” <text:span text:style-name="T1">Literary and Linguistic Computing</text:span> 29, no. 3 (2014): 422–31. <text:a xlink:type="simple" xlink:href="https://doi.org/10.1093/llc/fqu016" text:style-name="Internet_20_link" text:visited-style-name="Visited_20_Internet_20_Link"><text:span text:style-name="T37">https://</text:span></text:a><text:a xlink:type="simple" xlink:href="https://doi.org/10.1093/llc/fqu016" text:style-name="Internet_20_link" text:visited-style-name="Visited_20_Internet_20_Link">doi.</text:a><text:a xlink:type="simple" xlink:href="https://doi.org/10.1093/llc/fqu016" text:style-name="Internet_20_link" text:visited-style-name="Visited_20_Internet_20_Link"><text:span text:style-name="T37">org/</text:span></text:a><text:a xlink:type="simple" xlink:href="https://doi.org/10.1093/llc/fqu016" text:style-name="Internet_20_link" text:visited-style-name="Visited_20_Internet_20_Link">10.1093/llc/fqu016</text:a>. </text:p>
      <text:p text:style-name="P12"/>
      <text:p text:style-name="P12"/>
      <text:p text:style-name="P6"><text:soft-page-break/><text:span text:style-name="T4">A</text:span><text:span text:style-name="T3">pplications of stylometry</text:span><text:span text:style-name="T7"> </text:span></text:p>
      <text:p text:style-name="P14"><text:span text:style-name="T11">Binongo, Jose Nilo G. “Who Wrote the 15th Book of Oz? An Application of Multivariate Analysis to Authorship Attribution.” </text:span><text:span text:style-name="T14">Chance</text:span><text:span text:style-name="T11"> 16, no. 2 (2003): 9–17.</text:span><text:span text:style-name="T13"> </text:span><text:a xlink:type="simple" xlink:href="http://dh.obdurodon.org/Binongo-Chance.pdf" text:style-name="Internet_20_link" text:visited-style-name="Visited_20_Internet_20_Link"><text:span text:style-name="Citation"><text:span text:style-name="T13">http://dh.obdurodon.org/Binongo-Chance.pdf</text:span></text:span></text:a></text:p>
      <text:p text:style-name="P9">Burrows, John. “The Englishing of Juvenal: Computational Stylistics and Translated Texts.” <text:span text:style-name="T1">Style</text:span> 36, no. 4 (2002): 677–99.</text:p>
      <text:p text:style-name="P5">Craig, Hugh. “Jonsonian Chronology and the Styles of <text:span text:style-name="T2">A Tale of a Tub</text:span>.” In <text:span text:style-name="T1">Re-Presenting Ben Jonson: Text, History, Performance</text:span>, edited by Martin Butler, 210–32. London: Macmillan, 1999.</text:p>
      <text:p text:style-name="P10">Craig, Hugh, and Arthur F. Kinney. <text:span text:style-name="T1">Shakespeare, Computers, and the Mystery of Authorship</text:span>. Cambridge: Cambridge University Press, 2009.</text:p>
      <text:p text:style-name="P19"><text:span text:style-name="T10">Daelemans, W. “Explanation in Computational Stylometry.” In </text:span><text:span text:style-name="T15">Proceedings of the 14th International Conference on Computational Linguistics and Intelligent Text Processing, (Samos, Greece)</text:span><text:span text:style-name="T10">,</text:span><text:span text:style-name="T31"> edited by A. Gelbukh,</text:span><text:span text:style-name="T10"> 451–62. CICLing’13. Berlin / Heidelberg: Springer, 2013. </text:span><text:a xlink:type="simple" xlink:href="https://doi.org/10.1007/978-3-642-37256-837" text:style-name="Internet_20_link" text:visited-style-name="Visited_20_Internet_20_Link"><text:span text:style-name="T25">https://doi.org/</text:span></text:a><text:a xlink:type="simple" xlink:href="https://doi.org/10.1007/978-3-642-37256-837" text:style-name="Internet_20_link" text:visited-style-name="Visited_20_Internet_20_Link"><text:span text:style-name="T10">10.1007/978-3-642-37256-8</text:span></text:a><text:a xlink:type="simple" xlink:href="https://doi.org/10.1007/978-3-642-37256-837" text:style-name="Internet_20_link" text:visited-style-name="Visited_20_Internet_20_Link"><text:span text:style-name="T31">3</text:span></text:a><text:a xlink:type="simple" xlink:href="https://doi.org/10.1007/978-3-642-37256-837" text:style-name="Internet_20_link" text:visited-style-name="Visited_20_Internet_20_Link"><text:span text:style-name="T10">7</text:span></text:a><text:span text:style-name="T10">. </text:span></text:p>
      <text:p text:style-name="P20"><text:span text:style-name="T10">Dalen-Oskam, Karina van, and Joris van Zundert. “Delta for Middle Dutch—Author and Copyist Distinction in Walewein.” </text:span><text:span text:style-name="T15">Literary and Linguistic Computing</text:span><text:span text:style-name="T10"> 22, no. 3 (2007): 345–62. </text:span><text:a xlink:type="simple" xlink:href="https://doi.org/10.1093/llc/fqm012" text:style-name="Internet_20_link" text:visited-style-name="Visited_20_Internet_20_Link"><text:span text:style-name="T25">https://doi.org/</text:span></text:a><text:a xlink:type="simple" xlink:href="https://doi.org/10.1093/llc/fqm012" text:style-name="Internet_20_link" text:visited-style-name="Visited_20_Internet_20_Link"><text:span text:style-name="T10">10.1093/llc/fqm012</text:span></text:a><text:span text:style-name="T10">. </text:span></text:p>
      <text:p text:style-name="P21"><text:span text:style-name="T10">Forsyth, Richard S., David I. Holmes, and Emily K. Tse. “Cicero, Sigonio, and Burrows: Investigating the Authenticity of the </text:span><text:span text:style-name="T18">Consolatio</text:span><text:span text:style-name="T10">.” </text:span><text:span text:style-name="T15">Consolatio</text:span><text:span text:style-name="T10"> 14, no. 3 (1999): 375–400.</text:span><text:span text:style-name="T25"> </text:span><text:a xlink:type="simple" xlink:href="https://doi.org/10.1093/llc/14.3.375" text:style-name="Internet_20_link" text:visited-style-name="Visited_20_Internet_20_Link"><text:span text:style-name="T25">https://doi.org/10.1093/llc/14.3.375</text:span></text:a><text:span text:style-name="T25">. </text:span></text:p>
      <text:p text:style-name="P20"><text:span text:style-name="T10">Halteren, Hans van, R. Harald Baayen, Fiona Tweedie, Marco Haverkort, and Anneke Neijt. “New Machine Learning Methods Demonstrate the Existence of a Human Stylome.” </text:span><text:span text:style-name="T15">Journal of Quantitative Linguistics</text:span><text:span text:style-name="T10"> 12, no. 1 (2005): 65–77.</text:span><text:span text:style-name="T32"> </text:span><text:a xlink:type="simple" xlink:href="http://dx.doi.org/10.1080/09296170500055350" text:style-name="Internet_20_link" text:visited-style-name="Visited_20_Internet_20_Link"><text:span text:style-name="T32">http://dx.doi.org/10.1080/09296170500055350</text:span></text:a><text:span text:style-name="T32">. <text:s/></text:span></text:p>
      <text:p text:style-name="P5">Hänlein, Heike. <text:span text:style-name="T1">Studies in Authorship Recognition: A Corpus Based Approach</text:span>. Europäische Hochschulschriften 14. Frankfurt am Main: Peter Lang, 1999.</text:p>
      <text:p text:style-name="P16"><text:span text:style-name="T10">Jannidis, Fotis, and Gerhard Lauer. “Burrows’s Delta and Its Use in German Literary History.” In </text:span><text:span text:style-name="T15">Distant Readings. Topologies of German Culture in the Long Nineteenth Century</text:span><text:span text:style-name="T10">, edited by Matt Erlin and Lynne Tatlock, 29–54. Rochester: Camden House, 2014.</text:span><text:span text:style-name="T30"> </text:span><text:a xlink:type="simple" xlink:href="http://gerhardlauer.de/index.php/download_file/view/335/1/" text:style-name="Internet_20_link" text:visited-style-name="Visited_20_Internet_20_Link"><text:span text:style-name="T30">http://</text:span></text:a><text:a xlink:type="simple" xlink:href="http://gerhardlauer.de/index.php/download_file/view/335/1/" text:style-name="Internet_20_link" text:visited-style-name="Visited_20_Internet_20_Link"><text:span text:style-name="T33">gerhardlauer.de/index.php/download_file/view/335/1/</text:span></text:a><text:span text:style-name="T10">. </text:span></text:p>
      <text:p text:style-name="P5">Jockers, Matthew L. <text:span text:style-name="T1">Macroanalysis - Digital Methods and Literary History</text:span>. Champaign, IL: University of Illinois Press, 2013.</text:p>
      <text:p text:style-name="P22"><text:span text:style-name="T10">Juola, Patrick. “The Rowling Case: A Proposed Standard Protocol for Authorship Attribution.” </text:span><text:span text:style-name="T15">Digital Scholarship in the Humanities</text:span><text:span text:style-name="T10"> 30, suppl. 1 (2015): 100–113.</text:span><text:span text:style-name="T26"> </text:span><text:a xlink:type="simple" xlink:href="https://doi.org/10.1093/llc/fqv040" text:style-name="Internet_20_link" text:visited-style-name="Visited_20_Internet_20_Link"><text:span text:style-name="T26">https://doi.org/10.1093/llc/fqv040</text:span></text:a><text:span text:style-name="T26">. <text:s text:c="2"/></text:span></text:p>
      <text:p text:style-name="P26"><text:span text:style-name="T11">Stewart, Larry L. “Charles Brockden Brown: Quantitative Analysis and Literary Interpretation.” </text:span><text:span text:style-name="T14">Literary and Linguistic Computing</text:span><text:span text:style-name="T11"> 18, no. 2 (2003): 129–38.</text:span><text:span text:style-name="T12"> </text:span><text:a xlink:type="simple" xlink:href="https://doi.org/10.1093/llc/18.2.129" text:style-name="Internet_20_link" text:visited-style-name="Visited_20_Internet_20_Link"><text:span text:style-name="T12">https://doi.org/10.1093/llc/18.2.129</text:span></text:a><text:span text:style-name="T12">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FreeSans" fo:font-family="FreeSans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FreeSans" fo:font-family="FreeSans" style:font-family-generic="swiss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legreya"/>
    </style:style>
    <style:page-layout style:name="Mpm1">
      <style:page-layout-properties fo:page-width="210.01mm" fo:page-height="297mm" style:num-format="1" style:print-orientation="portrait" fo:margin-top="24.01mm" fo:margin-bottom="24.01mm" fo:margin-left="24.01mm" fo:margin-right="24.0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04:31.991495051</meta:creation-date>
    <dc:date>2017-04-12T23:00:16.285217730</dc:date>
    <meta:editing-duration>PT39M43S</meta:editing-duration>
    <meta:editing-cycles>16</meta:editing-cycles>
    <meta:generator>LibreOffice/5.2.2.2$Linux_X86_64 LibreOffice_project/20m0$Build-2</meta:generator>
    <meta:document-statistic meta:table-count="0" meta:image-count="0" meta:object-count="0" meta:page-count="4" meta:paragraph-count="56" meta:word-count="1300" meta:character-count="10529" meta:non-whitespace-character-count="9289"/>
  </office:meta>
</office:document-meta>
</file>